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fo:font-size="16pt" officeooo:paragraph-rsid="0015e47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atin Modern Roman" fo:font-size="16pt" officeooo:paragraph-rsid="0015e47a" style:font-size-asian="16pt" style:font-size-complex="16pt"/>
    </style:style>
    <style:style style:name="P3" style:family="paragraph" style:parent-style-name="Standard">
      <style:text-properties style:font-name="Latin Modern Roman" fo:font-size="16pt" style:font-size-asian="16pt" style:font-size-complex="16pt"/>
    </style:style>
    <style:style style:name="T1" style:family="text">
      <style:text-properties officeooo:rsid="0015e47a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officeooo:rsid="0015e47a" style:font-size-asian="16pt" style:font-size-complex="16pt"/>
    </style:style>
    <style:style style:name="T6" style:family="text">
      <style:text-properties style:font-name="Latin Modern Roman" fo:font-size="16pt" officeooo:rsid="0018c8b3" style:font-size-asian="16pt" style:font-size-complex="16pt"/>
    </style:style>
    <style:style style:name="T7" style:family="text">
      <style:text-properties style:font-name="Latin Modern Roman"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8c8b3"/>
    </style:style>
    <style:style style:name="T9" style:family="text">
      <style:text-properties fo:color="#ffffff" loext:opacity="100%" style:font-name="Arial" fo:font-size="10pt" fo:font-weight="bold"/>
    </style:style>
    <style:style style:name="T10" style:family="text">
      <style:text-properties style:font-name="Latin Modern Roman"/>
    </style:style>
    <style:style style:name="T11" style:family="text">
      <style:text-properties style:font-name="Latin Modern Roman" fo:font-size="16pt" style:font-size-asian="16pt" style:font-size-complex="16pt"/>
    </style:style>
    <style:style style:name="T12" style:family="text">
      <style:text-properties style:font-name="Latin Modern Roman" officeooo:rsid="0015e47a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5e47a" style:font-size-asian="16pt" style:font-size-complex="16pt"/>
    </style:style>
    <style:style style:name="T15" style:family="text">
      <style:text-properties fo:font-size="16pt" officeooo:rsid="0018c8b3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OR ESO EL CRISTIANISMO</text:span><text:line-break/></text:p>
      <text:section text:style-name="Sect1" text:name="Sección1">
        <text:p text:style-name="P3">CORO:<text:line-break/><text:span text:style-name="T3">Por eso el Cristianismo <text:line-break/>Con grata melodía <text:line-break/>Repite de María <text:line-break/>Su nombre sin cesar.</text:span> <text:line-break/><text:line-break/>E<text:span text:style-name="T1">STROFAS</text:span>:<text:line-break/><text:span text:style-name="T1">1. </text:span>Cuál un botón de rosa <text:line-break/>Qué bello se presenta <text:line-break/>Así también se ostenta <text:line-break/>María Virginal. <text:line-break/><text:line-break/><text:span text:style-name="T1">2. </text:span>Ella es la más gallarda, <text:line-break/>Ella es la más hermosa <text:line-break/>Es Reina poderosa <text:line-break/>Del coro celestial. <text:line-break/><text:line-break/><text:span text:style-name="T8">3</text:span><text:span text:style-name="T1">. </text:span>Porque es un gran tesoro <text:line-break/>La Virgen más perfecta <text:line-break/>La Virgen más selecta, <text:line-break/>La Virgen más sin par.<text:line-break/><text:line-break/>4. Por eso exclamo yo,<text:line-break/>también con voz festiva:<text:line-break/>¡Viva María, viva,<text:line-break/>la Virgen eternal! <text:line-break/></text:p>
        <text:p text:style-name="P3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00:41:23.664521480</meta:creation-date>
    <dc:date>2022-08-11T10:32:49.830086797</dc:date>
    <meta:editing-duration>PT9M26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2" meta:word-count="87" meta:character-count="497" meta:non-whitespace-character-count="390"/>
  </office:meta>
</office:document-meta>
</file>